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2000001C1CD7B5510F8E6E2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2.93cm"/>
    </style:style>
    <style:style style:name="gr2" style:family="graphic" style:parent-style-name="standard">
      <style:graphic-properties draw:textarea-horizontal-align="justify" draw:textarea-vertical-align="middle" draw:auto-grow-height="false" fo:min-height="0.782cm" fo:min-width="2.9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svg:stroke-color="#666666" draw:fill-color="#ffff00" draw:textarea-vertical-align="middle" draw:auto-grow-height="false" fo:min-height="0.559cm" fo:min-width="0.398cm"/>
    </style:style>
    <style:style style:name="gr8" style:family="graphic" style:parent-style-name="standard">
      <style:graphic-properties svg:stroke-color="#999999" draw:fill-color="#b2b2b2" draw:textarea-horizontal-align="justify" draw:textarea-vertical-align="middle" draw:auto-grow-height="false" fo:min-height="0.586cm" fo:min-width="2.16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T1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54cm" svg:x="8.62cm" svg:y="1.508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.651cm" svg:x="3.051cm" svg:y="10.387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.651cm" svg:x="9.274cm" svg:y="10.51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.651cm" svg:x="14.054cm" svg:y="10.41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4.937cm" svg:y1="6.723cm" svg:x2="7.478cm" svg:y2="3.295cm">
          <text:p/>
        </draw:line>
        <draw:line draw:style-name="gr3" draw:text-style-name="P2" draw:layer="layout" svg:x1="8.113cm" svg:y1="3.93cm" svg:x2="5.572cm" svg:y2="7.358cm">
          <text:p/>
        </draw:line>
        <draw:line draw:style-name="gr3" draw:text-style-name="P2" draw:layer="layout" svg:x1="12.303cm" svg:y1="3.928cm" svg:x2="14.843cm" svg:y2="7.358cm">
          <text:p/>
        </draw:line>
        <draw:line draw:style-name="gr3" draw:text-style-name="P2" draw:layer="layout" svg:x1="15.351cm" svg:y1="6.723cm" svg:x2="13.319cm" svg:y2="3.928cm">
          <text:p/>
        </draw:line>
        <draw:line draw:style-name="gr3" draw:text-style-name="P2" draw:layer="layout" svg:x1="9.89cm" svg:y1="7.231cm" svg:x2="9.89cm" svg:y2="4.056cm">
          <text:p/>
        </draw:line>
        <draw:line draw:style-name="gr3" draw:text-style-name="P2" draw:layer="layout" svg:x1="10.779cm" svg:y1="4.183cm" svg:x2="10.906cm" svg:y2="7.485cm">
          <text:p/>
        </draw:line>
        <draw:frame draw:style-name="gr4" draw:text-style-name="P4" draw:layer="layout" svg:width="3.175cm" svg:height="0.802cm" svg:x="8.493cm" svg:y="4.524cm">
          <draw:text-box>
            <text:p text:style-name="P3"><text:span text:style-name="T1">push</text:span></text:p>
          </draw:text-box>
        </draw:frame>
        <draw:frame draw:style-name="gr4" draw:text-style-name="P4" draw:layer="layout" svg:width="3.175cm" svg:height="0.802cm" svg:x="13.954cm" svg:y="4.056cm">
          <draw:text-box>
            <text:p text:style-name="P3"><text:span text:style-name="T1">push</text:span></text:p>
          </draw:text-box>
        </draw:frame>
        <draw:frame draw:style-name="gr4" draw:text-style-name="P4" draw:layer="layout" svg:width="1.905cm" svg:height="0.802cm" svg:x="13.065cm" svg:y="6.342cm">
          <draw:text-box>
            <text:p text:style-name="P3"><text:span text:style-name="T1">pull</text:span></text:p>
          </draw:text-box>
        </draw:frame>
        <draw:frame draw:style-name="gr4" draw:text-style-name="P4" draw:layer="layout" svg:width="3.175cm" svg:height="0.802cm" svg:x="5.064cm" svg:y="3.548cm">
          <draw:text-box>
            <text:p text:style-name="P3"><text:span text:style-name="T1">push</text:span></text:p>
          </draw:text-box>
        </draw:frame>
        <draw:frame draw:style-name="gr4" draw:text-style-name="P4" draw:layer="layout" svg:width="1.905cm" svg:height="0.802cm" svg:x="10.779cm" svg:y="5.921cm">
          <draw:text-box>
            <text:p text:style-name="P3"><text:span text:style-name="T1">pull</text:span></text:p>
          </draw:text-box>
        </draw:frame>
        <draw:frame draw:style-name="gr4" draw:text-style-name="P4" draw:layer="layout" svg:width="1.905cm" svg:height="0.802cm" svg:x="6.842cm" svg:y="5.453cm">
          <draw:text-box>
            <text:p text:style-name="P3"><text:span text:style-name="T1">pull</text:span></text:p>
          </draw:text-box>
        </draw:frame>
        <draw:frame draw:style-name="gr5" draw:text-style-name="P5" draw:layer="layout" svg:width="3.429cm" svg:height="1.673cm" svg:x="8.62cm" svg:y="2.502cm">
          <draw:text-box>
            <text:p>REMOTE</text:p>
          </draw:text-box>
        </draw:frame>
        <draw:frame draw:style-name="gr6" draw:text-style-name="P5" draw:layer="layout" svg:width="3.429cm" svg:height="1.016cm" svg:x="3.432cm" svg:y="10.895cm">
          <draw:text-box>
            <text:p>LOCAL</text:p>
          </draw:text-box>
        </draw:frame>
        <draw:frame draw:style-name="gr6" draw:text-style-name="P5" draw:layer="layout" svg:width="3.429cm" svg:height="1.016cm" svg:x="9.655cm" svg:y="11.022cm">
          <draw:text-box>
            <text:p>LOCAL</text:p>
          </draw:text-box>
        </draw:frame>
        <draw:frame draw:style-name="gr6" draw:text-style-name="P5" draw:layer="layout" svg:width="3.429cm" svg:height="1.016cm" svg:x="14.435cm" svg:y="10.922cm">
          <draw:text-box>
            <text:p>LOCAL</text:p>
          </draw:text-box>
        </draw:frame>
        <draw:custom-shape draw:style-name="gr7" draw:text-style-name="P6" draw:layer="layout" svg:width="1.27cm" svg:height="1.143cm" svg:x="4.086cm" svg:y="12.2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6" draw:layer="layout" svg:width="1.27cm" svg:height="1.143cm" svg:x="10.517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6" draw:layer="layout" svg:width="1.27cm" svg:height="1.143cm" svg:x="15.224cm" svg:y="12.2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7" draw:layer="layout" svg:width="2.667cm" svg:height="0.836cm" svg:x="3.337cm" svg:y="7.512cm">
          <text:p text:style-name="P1">G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67cm" svg:height="0.836cm" svg:x="9.433cm" svg:y="7.53cm">
          <text:p text:style-name="P1">G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67cm" svg:height="0.836cm" svg:x="14.34cm" svg:y="7.53cm">
          <text:p text:style-name="P1">GI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524cm" svg:height="0.802cm" svg:x="16.04cm" svg:y="9.057cm">
          <draw:text-box>
            <text:p text:style-name="P3"><text:span text:style-name="T1">pull</text:span></text:p>
          </draw:text-box>
        </draw:frame>
        <draw:line draw:style-name="gr3" draw:text-style-name="P2" draw:layer="layout" svg:x1="15.66cm" svg:y1="10.241cm" svg:x2="15.66cm" svg:y2="8.336cm">
          <text:p/>
        </draw:line>
        <draw:line draw:style-name="gr3" draw:text-style-name="P2" draw:layer="layout" svg:x1="16.041cm" svg:y1="8.462cm" svg:x2="16.041cm" svg:y2="10.367cm">
          <text:p/>
        </draw:line>
        <draw:frame draw:style-name="gr4" draw:text-style-name="P4" draw:layer="layout" svg:width="3.175cm" svg:height="0.802cm" svg:x="14.19cm" svg:y="9.071cm">
          <draw:text-box>
            <text:p text:style-name="P3"><text:span text:style-name="T1">push</text:span></text:p>
          </draw:text-box>
        </draw:frame>
        <draw:line draw:style-name="gr3" draw:text-style-name="P2" draw:layer="layout" svg:x1="15.66cm" svg:y1="10.241cm" svg:x2="15.66cm" svg:y2="8.336cm">
          <text:p/>
        </draw:line>
        <draw:line draw:style-name="gr3" draw:text-style-name="P2" draw:layer="layout" svg:x1="16.041cm" svg:y1="8.462cm" svg:x2="16.041cm" svg:y2="10.367cm">
          <text:p/>
        </draw:line>
        <draw:frame draw:style-name="gr4" draw:text-style-name="P4" draw:layer="layout" svg:width="1.524cm" svg:height="0.802cm" svg:x="4.855cm" svg:y="9.058cm">
          <draw:text-box>
            <text:p text:style-name="P3"><text:span text:style-name="T1">pull</text:span></text:p>
          </draw:text-box>
        </draw:frame>
        <draw:line draw:style-name="gr3" draw:text-style-name="P2" draw:layer="layout" svg:x1="4.475cm" svg:y1="10.242cm" svg:x2="4.475cm" svg:y2="8.337cm">
          <text:p/>
        </draw:line>
        <draw:line draw:style-name="gr3" draw:text-style-name="P2" draw:layer="layout" svg:x1="4.856cm" svg:y1="8.463cm" svg:x2="4.856cm" svg:y2="10.368cm">
          <text:p/>
        </draw:line>
        <draw:frame draw:style-name="gr4" draw:text-style-name="P4" draw:layer="layout" svg:width="3.175cm" svg:height="0.802cm" svg:x="3.005cm" svg:y="9.072cm">
          <draw:text-box>
            <text:p text:style-name="P3"><text:span text:style-name="T1">push</text:span></text:p>
          </draw:text-box>
        </draw:frame>
        <draw:line draw:style-name="gr3" draw:text-style-name="P2" draw:layer="layout" svg:x1="4.475cm" svg:y1="10.242cm" svg:x2="4.475cm" svg:y2="8.337cm">
          <text:p/>
        </draw:line>
        <draw:line draw:style-name="gr3" draw:text-style-name="P2" draw:layer="layout" svg:x1="4.856cm" svg:y1="8.463cm" svg:x2="4.856cm" svg:y2="10.368cm">
          <text:p/>
        </draw:line>
        <draw:frame draw:style-name="gr4" draw:text-style-name="P4" draw:layer="layout" svg:width="1.524cm" svg:height="0.802cm" svg:x="11.133cm" svg:y="9.184cm">
          <draw:text-box>
            <text:p text:style-name="P3"><text:span text:style-name="T1">pull</text:span></text:p>
          </draw:text-box>
        </draw:frame>
        <draw:line draw:style-name="gr3" draw:text-style-name="P2" draw:layer="layout" svg:x1="10.753cm" svg:y1="10.368cm" svg:x2="10.753cm" svg:y2="8.463cm">
          <text:p/>
        </draw:line>
        <draw:line draw:style-name="gr3" draw:text-style-name="P2" draw:layer="layout" svg:x1="11.134cm" svg:y1="8.589cm" svg:x2="11.134cm" svg:y2="10.494cm">
          <text:p/>
        </draw:line>
        <draw:frame draw:style-name="gr4" draw:text-style-name="P4" draw:layer="layout" svg:width="3.175cm" svg:height="0.802cm" svg:x="9.283cm" svg:y="9.198cm">
          <draw:text-box>
            <text:p text:style-name="P3"><text:span text:style-name="T1">push</text:span></text:p>
          </draw:text-box>
        </draw:frame>
        <draw:line draw:style-name="gr3" draw:text-style-name="P2" draw:layer="layout" svg:x1="10.753cm" svg:y1="10.368cm" svg:x2="10.753cm" svg:y2="8.463cm">
          <text:p/>
        </draw:line>
        <draw:line draw:style-name="gr3" draw:text-style-name="P2" draw:layer="layout" svg:x1="11.134cm" svg:y1="8.589cm" svg:x2="11.134cm" svg:y2="10.494cm">
          <text:p/>
        </draw:line>
      </draw:page>
      <draw:page draw:name="page2" draw:style-name="dp1" draw:master-page-name="Default">
        <draw:frame draw:style-name="gr9" draw:text-style-name="P1" draw:layer="layout" svg:width="7.276cm" svg:height="5.841cm" svg:x="3cm" svg:y="1.509cm">
          <draw:image xlink:href="Pictures/1000020100000232000001C1CD7B5510F8E6E21C.png" xlink:type="simple" xlink:show="embed" xlink:actuate="onLoad" loext:mime-type="image/png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5:46:30.540701971</meta:creation-date>
    <dc:date>2022-02-03T16:51:32.998338236</dc:date>
    <meta:editing-duration>PT44M36S</meta:editing-duration>
    <meta:editing-cycles>4</meta:editing-cycles>
    <meta:generator>LibreOffice/6.4.7.2$Linux_X86_64 LibreOffice_project/40$Build-2</meta:generator>
    <meta:document-statistic meta:object-count="45"/>
  </office:meta>
</office:document-meta>
</file>